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padding="0in" fo:border="none"/>
    </style:style>
    <style:style style:name="P4" style:family="paragraph" style:parent-style-name="Standard">
      <style:paragraph-properties fo:text-align="center" style:justify-single-word="false" fo:padding="0in" fo:border="none"/>
    </style:style>
    <style:style style:name="P5" style:family="paragraph" style:parent-style-name="Standard">
      <style:paragraph-properties fo:padding="0in" fo:border="non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padding="0in" fo:border="none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 fo:padding="0in" fo:border="non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 fo:padding="0in" fo:border="non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 fo:padding="0in" fo:border="non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 fo:padding="0in" fo:border="non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5" style:family="paragraph" style:parent-style-name="Standard" style:list-style-name="WWNum1">
      <style:paragraph-properties fo:margin-left="1in" fo:margin-right="0in" fo:text-indent="-0.25in" style:auto-text-indent="false" fo:padding="0in" fo:border="none"/>
    </style:style>
    <style:style style:name="P16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6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8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Task 4 - Робота з базовими функціями БД типу column family на прикладі Cassandra </text:span></text:p>
      <text:p text:style-name="P5"/>
      <text:p text:style-name="P3"><text:span text:style-name="T1">Установка:</text:span></text:p>
      <text:list xml:id="list286306611" text:style-name="WWNum2">
        <text:list-item>
          <text:p text:style-name="P9"><text:span text:style-name="T2">Встановіть Cassandra локально або на Docker / віртуальну машину (для наступного завдання необхідно буде створювати кластер з декількох екземплярів)</text:span></text:p>
        </text:list-item>
        <text:list-item>
          <text:p text:style-name="P9"><text:a xlink:type="simple" xlink:href="https://hub.docker.com/_/cassandra" text:style-name="ListLabel_20_37" text:visited-style-name="ListLabel_20_37"><text:span text:style-name="T8">Docker Cassandra</text:span></text:a></text:p>
        </text:list-item>
      </text:list>
      <text:p text:style-name="P6"/>
      <text:p text:style-name="P3"><text:span text:style-name="T1">Документація</text:span></text:p>
      <text:p text:style-name="P3"><text:a xlink:type="simple" xlink:href="https://docs.datastax.com/en/dse/6.8/cql/index.html" text:style-name="ListLabel_20_37" text:visited-style-name="ListLabel_20_37"><text:span text:style-name="T8">https://docs.datastax.com/en/dse/6.8/cql/index.html</text:span></text:a><text:span text:style-name="T2"> </text:span></text:p>
      <text:p text:style-name="P6"/>
      <text:p text:style-name="P3"><text:span text:style-name="T1">Завдання:</text:span></text:p>
      <text:p text:style-name="P5"/>
      <text:p text:style-name="P3"><text:span text:style-name="T2">Ознайомтеся з особливістю моделювання даних </text:span></text:p>
      <text:p text:style-name="P3"><text:a xlink:type="simple" xlink:href="https://docs.datastax.com/en/dse/6.8/cql/cql/ddl/dataModelingCQLTOC.html" text:style-name="ListLabel_20_37" text:visited-style-name="ListLabel_20_37"><text:span text:style-name="T8">https://docs.datastax.com/en/dse/6.8/cql/cql/ddl/dataModelingCQLTOC.html</text:span></text:a><text:span text:style-name="T2"> </text:span></text:p>
      <text:p text:style-name="P3"><text:a xlink:type="simple" xlink:href="https://www.datastax.com/dev/blog/the-most-important-thing-to-know-in-cassandra-data-modeling-the-primary-key" text:style-name="ListLabel_20_37" text:visited-style-name="ListLabel_20_37"><text:span text:style-name="T8">https://www.datastax.com/dev/blog/the-most-important-thing-to-know-in-cassandra-data-modeling-the-primary-key</text:span></text:a><text:span text:style-name="T2"> </text:span></text:p>
      <text:p text:style-name="P6"/>
      <text:p text:style-name="P3"><text:span text:style-name="T2">Створіть keyspace з найпростішої стратегією реплікації </text:span><text:a xlink:type="simple" xlink:href="https://docs.datastax.com/en/dse/6.8/cql/cql/cql_using/useCreateKeyspace.html" text:style-name="ListLabel_20_37" text:visited-style-name="ListLabel_20_37"><text:span text:style-name="T8">https://docs.datastax.com/en/dse/6.8/cql/cql/cql_using/useCreateKeyspace.html</text:span></text:a><text:span text:style-name="T2"> </text:span></text:p>
      <text:p text:style-name="P6"/>
      <text:p text:style-name="P8"><text:span text:style-name="T2">Аналогічно завданням по MongoDB Вам необхідно змоделювати інтернет-магазин </text:span>який<text:span text:style-name="T2"> містить різноманітні товара (тобто у яких різний набір властивостей) - таблиця </text:span><text:span text:style-name="T4">items</text:span><text:span text:style-name="T2">. </text:span><text:span text:style-name="T1">Необхідно, щоб пошук швидко працював для визначеної </text:span><text:span text:style-name="T5">категорії</text:span><text:span text:style-name="T1"> товарів</text:span></text:p>
      <text:p text:style-name="P7"/>
      <text:p text:style-name="P8"><text:span text:style-name="T2">Для набору властивостей товару виберіть базові характеристики однакові для всіх товарів (назва, ціна, виробник, ...), а для властивостей які відрізняються використовуйте тип </text:span><text:span text:style-name="T4">map </text:span><text:span text:style-name="T2">(з індексом для можливості пошуку по її вмісту)</text:span></text:p>
      <text:p text:style-name="P8"><text:a xlink:type="simple" xlink:href="https://docs.datastax.com/en/dse/6.8/cql/cql/cql_using/useIndexColl.html" text:style-name="ListLabel_20_37" text:visited-style-name="ListLabel_20_37"><text:span text:style-name="T8">https://docs.datastax.com/en/dse/6.8/cql/cql/cql_using/useIndexColl.html</text:span></text:a><text:span text:style-name="T2"> </text:span></text:p>
      <text:p text:style-name="P6"/>
      <text:p text:style-name="P4"><text:span text:style-name="T7">!!! У запитах заборонено використовувати </text:span><text:span text:style-name="T6">ALLOW FILTERING</text:span><text:span text:style-name="T7"> !!!</text:span></text:p>
      <text:p text:style-name="P6"/>
      <text:list xml:id="list435613095" text:style-name="WWNum1">
        <text:list-item>
          <text:p text:style-name="P12"><text:span text:style-name="T2">Напишіть запит, який показує структуру створеної таблиці (команда </text:span><text:span text:style-name="T4">DESCRIBE</text:span><text:span text:style-name="T2">)</text:span></text:p>
        </text:list-item>
        <text:list-item>
          <text:p text:style-name="P10"><text:soft-page-break/><text:span text:style-name="T2">Напишіть запит, який виводить усі товари в певній категорії відсортовані за ціною</text:span></text:p>
        </text:list-item>
        <text:list-item>
          <text:p text:style-name="P10"><text:span text:style-name="T2">Напишіть запити, які вибирають товари за різними критеріями в межах певної категорії:</text:span></text:p>
          <text:list>
            <text:list-item>
              <text:p text:style-name="P15"><text:span text:style-name="T2">назва, </text:span></text:p>
            </text:list-item>
            <text:list-item>
              <text:p text:style-name="P15"><text:span text:style-name="T2">ціна (в проміжку), </text:span></text:p>
            </text:list-item>
            <text:list-item>
              <text:p text:style-name="P15"><text:span text:style-name="T2">ціна та виробник </text:span></text:p>
            </text:list-item>
          </text:list>
        </text:list-item>
        <text:list-item>
          <text:p text:style-name="P10"><text:span text:style-name="T2">Напишіть запити, які вибирають товари за:</text:span></text:p>
          <text:list>
            <text:list-item>
              <text:p text:style-name="P16"><text:span text:style-name="T2">наявність певних характеристик</text:span></text:p>
            </text:list-item>
            <text:list-item>
              <text:p text:style-name="P16"><text:span text:style-name="T2">певна характеристика та її значення</text:span></text:p>
            </text:list-item>
          </text:list>
        </text:list-item>
        <text:list-item>
          <text:p text:style-name="P10"><text:span text:style-name="T2">Оновити опис товару:</text:span></text:p>
          <text:list>
            <text:list-item>
              <text:p text:style-name="P15"><text:span text:style-name="T2">змінить існуючі значення певної характеристики </text:span></text:p>
            </text:list-item>
            <text:list-item>
              <text:p text:style-name="P15"><text:span text:style-name="T2">додайте нові властивості (характеристики) товару</text:span></text:p>
            </text:list-item>
            <text:list-item>
              <text:p text:style-name="P15"><text:span text:style-name="T2">видалить характеристику товару</text:span></text:p>
            </text:list-item>
          </text:list>
        </text:list-item>
      </text:list>
      <text:p text:style-name="P6"/>
      <text:p text:style-name="P3"><text:span text:style-name="T2">Створіть таблицю </text:span><text:span text:style-name="T4">orders</text:span><text:span text:style-name="T2"> в якій міститься ім'я замовника і інформація про замовлення: перелік id-товарів у замовленні, вартість замовлення, дата замовлення, .... </text:span><text:span text:style-name="T1">Для кожного замовника повинна бути можливість швидко шукати його замовлення і виконувати по них запити.</text:span></text:p>
      <text:p text:style-name="P6"/>
      <text:list xml:id="list2061742605" text:style-name="WWNum3">
        <text:list-item>
          <text:p text:style-name="P13"><text:span text:style-name="T2">Напишіть запит, який показує структуру створеної таблиці (команда </text:span><text:span text:style-name="T4">DESCRIBE</text:span><text:span text:style-name="T2">)</text:span></text:p>
        </text:list-item>
        <text:list-item>
          <text:p text:style-name="P13"><text:span text:style-name="T2">Для замовника виведіть всі його замовлення відсортовані за часом коли вони були зроблені</text:span></text:p>
        </text:list-item>
        <text:list-item>
          <text:p text:style-name="P11"><text:span text:style-name="T2">Для замовника знайдіть замовлення з певним товаром</text:span></text:p>
        </text:list-item>
        <text:list-item>
          <text:p text:style-name="P13"><text:span text:style-name="T2">Для замовника знайдіть замовлення за певний період часу і їх кількість</text:span></text:p>
        </text:list-item>
        <text:list-item>
          <text:p text:style-name="P13"><text:span text:style-name="T2">Для кожного замовників визначте середню вартість замовлення</text:span></text:p>
        </text:list-item>
        <text:list-item>
          <text:p text:style-name="P11"><text:span text:style-name="T2">Для кожного замовників визначте суму на яку були зроблені усі його замовлення</text:span></text:p>
        </text:list-item>
        <text:list-item>
          <text:p text:style-name="P13"><text:span text:style-name="T2">Для кожного замовників визначте замовлення з максимальною вартістю</text:span></text:p>
        </text:list-item>
        <text:list-item>
          <text:p text:style-name="P13"><text:span text:style-name="T2">Модифікуйте певне замовлення додавши / видаливши один або кілька товарів при цьому також змінюючи вартість замовлення</text:span></text:p>
        </text:list-item>
        <text:list-item>
          <text:p text:style-name="P13"><text:span text:style-name="T2">Для кожного замовлення виведіть час коли його ціна були занесена в базу (SELECT WRITETIME)</text:span></text:p>
        </text:list-item>
        <text:list-item>
          <text:p text:style-name="P13"><text:span text:style-name="T2">Створіть замовлення з певним часом життя (TTL), після якого воно видалиться </text:span></text:p>
        </text:list-item>
        <text:list-item>
          <text:p text:style-name="P13"><text:span text:style-name="T2">Поверніть замовлення у форматі JSON</text:span></text:p>
        </text:list-item>
        <text:list-item>
          <text:p text:style-name="P13"><text:soft-page-break/><text:span text:style-name="T2">Додайте замовлення у форматі JSON</text:span></text:p>
        </text:list-item>
      </text:list>
      <text:p text:style-name="P1"/>
      <text:p text:style-name="P2"><text:span text:style-name="T9">Вимогу до оформлення протоколу:</text:span></text:p>
      <text:p text:style-name="P2">Завдання здається особисто без протоколу, або надсилається протокол який має містити:</text:p>
      <text:list xml:id="list1868353904" text:style-name="WWNum4">
        <text:list-item>
          <text:p text:style-name="P14">команди та результати їх виконання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4" meta:word-count="395" meta:character-count="3114" meta:non-whitespace-character-count="2778"/>
    <meta:generator>LibreOfficeDev/6.0.5.2$Linux_X86_64 LibreOffice_project/</meta:generator>
  </office:meta>
</office:document-meta>
</file>